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2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5.292cm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c3bc" officeooo:paragraph-rsid="0008c3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c3bc" officeooo:paragraph-rsid="0008c3b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8c3bc" officeooo:paragraph-rsid="0008c3bc" style:font-weight-asian="bold" style:font-weight-complex="bold"/>
    </style:style>
    <style:style style:name="P4" style:family="paragraph" style:parent-style-name="Table_20_Contents">
      <style:text-properties officeooo:paragraph-rsid="0008c3bc"/>
    </style:style>
    <style:style style:name="P5" style:family="paragraph" style:parent-style-name="Table_20_Contents">
      <style:text-properties officeooo:rsid="0008c3bc" officeooo:paragraph-rsid="0008c3bc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8c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oste :</text:p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4">Analyse réalisée par :</text:p>
            <text:p text:style-name="P4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4">Date :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Nom et prénoms du candidat</text:p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Date d’entretien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Standard"/>
      <text:p text:style-name="P1">Évaluation</text:p>
      <text:p text:style-name="P2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9">Critère</text:p>
          </table:table-cell>
          <table:table-cell table:style-name="Tableau2.A1" office:value-type="string">
            <text:p text:style-name="P9">Pondération</text:p>
          </table:table-cell>
          <table:table-cell table:style-name="Tableau2.A1" office:value-type="string">
            <text:p text:style-name="P9">Commentaire</text:p>
          </table:table-cell>
          <table:table-cell table:style-name="Tableau2.A1" office:value-type="string">
            <text:p text:style-name="P9">Note <text:span text:style-name="T1">sur …</text:span></text:p>
          </table:table-cell>
        </table:table-row>
        <table:table-row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</table:table-row>
        <table:table-row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</table:table-row>
        <table:table-row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</table:table-row>
      </table:table>
      <text:p text:style-name="P3"><text:tab/><text:tab/><text:tab/><text:tab/><text:tab/><text:tab/><text:tab/></text:p>
      <text:p text:style-name="P3"><text:tab/><text:tab/><text:tab/><text:tab/><text:tab/><text:tab/><text:tab/>note : </text:p>
      <text:p text:style-name="P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><text:span text:style-name="T1">A</text:span>ppréciation générale du candidat (trois arguments clés) :</text:p>
            <text:p text:style-name="P8"/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3:16:50.658346951</meta:creation-date>
    <dc:date>2025-07-19T13:26:35.024738336</dc:date>
    <meta:editing-duration>PT9M48S</meta:editing-duration>
    <meta:editing-cycles>1</meta:editing-cycles>
    <meta:document-statistic meta:table-count="3" meta:image-count="0" meta:object-count="0" meta:page-count="1" meta:paragraph-count="13" meta:word-count="32" meta:character-count="205" meta:non-whitespace-character-count="170"/>
    <meta:generator>LibreOffice/7.3.7.2$Linux_X86_64 LibreOffice_project/30$Build-2</meta:generator>
  </office:meta>
</office:document-meta>
</file>